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4B041174DE9444849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51cm, 7.34cm, 1.265cm, 7.53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2" text:anchor-type="char" svg:x="5.338cm" svg:y="-0.547cm" svg:width="8.015cm" svg:height="16.242cm" draw:z-index="0" draw:transform="translate (-9.3455cm -7.574cm) rotate (1.5707963267949) translate (9.3455cm 7.574cm)"><draw:image xlink:href="Pictures/10000001000004B0000004B041174DE9444849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x="5.283cm" svg:y="0.134cm" svg:width="7.925cm" svg:height="16.307cm" draw:z-index="1" draw:transform="translate (-9.2455cm -8.2875cm) rotate (1.5707963267949) translate (9.2455cm 8.2875cm)"><draw:image xlink:href="Pictures/10000001000004B0000004B041174DE9444849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3:22:38.943159026</meta:creation-date>
    <meta:print-date>2023-11-11T13:52:26.854886332</meta:print-date>
    <dc:date>2023-11-11T13:55:02.947569498</dc:date>
    <meta:editing-duration>PT1M5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